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style>
    <style:style style:name="T2" style:parent-style-name="TitleChar" style:family="text">
      <style:text-properties style:font-name-asian="Calibri"/>
    </style:style>
    <style:style style:name="T3" style:parent-style-name="TitleChar" style:family="text">
      <style:text-properties style:font-name-asian="Calibri"/>
    </style:style>
  </office:automatic-styles>
  <office:body>
    <office:text text:use-soft-page-breaks="true">
      <text:p text:style-name="P1">Ce sunt containerele?</text:p>
      <text:p text:style-name="Normal"/>
      <text:p text:style-name="Normal">Containerele sunt o tehnologie de virtualizare la nivelul sistemului de operare, care permite ambalarea unei aplicatii si a tuturor dependintelor sale intr-un singur pachet portabil, numit container. Acest pachet poate fi mutat intre sisteme de operare si intre platforme de cloud, fara a fi nevoie de a face schimbari in codul aplicatiei sau a configuratiei sistemului de operare. In acest fel, containerele permit dezvoltatorilor sa livreze aplicatii mai rapid si mai usor, iar operatorii sa le implementeze si sa le mentina mai eficient.</text:p>
      <text:p text:style-name="Normal"/>
      <text:p text:style-name="Title">Cum functioneaza containerele?</text:p>
      <text:p text:style-name="Normal"/>
      <text:p text:style-name="Normal">Containerele functioneaza prin intermediul unui motor de containerizare, cum ar fi Docker, care este instalat pe un sistem de operare gazda. Acest motor utilizeaza caracteristicile de virtualizare la nivelul sistemului de operare, cum ar fi namespace-uri si cgroups, pentru a izola fiecare container de celelalte containere si de sistemul gazda.</text:p>
      <text:p text:style-name="Normal"/>
      <text:p text:style-name="Normal">Namespace-urile permit containerele sa aiba propriul lor spatiu de nume pentru procese, utilizatori, retele si alte resurse. Acest lucru permite fiecarei aplicatii sa ruleze intr-un mediu izolat si sa nu interfereze cu alte aplicatii care ruleaza pe acelasi sistem. De exemplu, un container poate avea propria sa interfata de retea, adrese IP si tabela de rutare, astfel incat sa nu interfereze cu alte containere sau cu sistemul gazda.</text:p>
      <text:p text:style-name="Normal"/>
      <text:p text:style-name="Normal">Cgroups sunt utilizate pentru a limita resursele pe care le poate utiliza fiecare container, cum ar fi CPU, memorie si stocare. Aceste limite asigura ca fiecare container sa nu utilizeze mai mult decat resursele alocate si sa nu afecteze performanta altor containere sau a sistemului gazda.</text:p>
      <text:p text:style-name="Normal"/>
      <text:p text:style-name="Title">Cum se creaza un container?</text:p>
      <text:p text:style-name="Normal"/>
      <text:p text:style-name="Normal">Pentru a crea un container, trebuie sa definim o imagine de container, care contine toate dependintele si configuratiile necesare pentru a rula aplicatia noastra. Aceasta imagine poate fi creata manual, prin intermediul unui fisier Dockerfile, sau putem utiliza imagini existente de pe Docker Hub sau alte registre de imagini de container.</text:p>
      <text:p text:style-name="Normal"/>
      <text:soft-page-break/>
      <text:p text:style-name="Normal">Odata ce avem o imagine de container, putem rula un container din aceasta imagine utilizand comanda "docker run". Aceasta comanda creaza un nou container si il ruleaza pe sistemul nostru de operare gazda. Putem specifica diferite optiuni, cum ar fi porturile de retea si limitele de resurse, in timpul rularii containerului.</text:p>
      <text:p text:style-name="Normal"/>
      <text:p text:style-name="Title">Cum se gestioneaza containerele?</text:p>
      <text:p text:style-name="Normal"/>
      <text:p text:style-name="Normal">Pentru a gestiona containerele, putem utiliza diferite comenzi Docker, cum ar fi "docker ps" pentru a vedea toate containerele care ruleaza pe sistemul nostru de operare gazda, "docker stop" pentru a opri un container si "docker rm" pentru a sterge un container.</text:p>
      <text:p text:style-name="Normal"/>
      <text:p text:style-name="Normal">Putem de asemenea utiliza instrumente de orchestrare a containerelor, cum ar fi Kubernetes, pentru a gestiona si scalarea unui numar mare de containere pe mai multe noduri de calcul. Kubernetes permite operatorilor sa defineasca si sa configureze aplicatii complexe cu multiple containere, sa gestioneze automat scalarea aplicatiilor si sa asigure disponibilitatea continua prin replierea automata a containerele in cazul esecurilor.</text:p>
      <text:p text:style-name="Normal"/>
      <text:p text:style-name="Title">Avantaje ale folosirii containerelelor</text:p>
      <text:p text:style-name="Normal"/>
      <text:p text:style-name="Normal">Folosirea containerelor prezinta mai multe avantaje, printre care:</text:p>
      <text:p text:style-name="Normal"/>
      <text:p text:style-name="Normal">- Portabilitate: containerul este un pachet portabil care poate fi mutat intre sisteme de operare si intre platforme de cloud fara a fi nevoie de a face schimbari in codul aplicatiei sau in configuratia sistemului de operare.</text:p>
      <text:p text:style-name="Normal"/>
      <text:p text:style-name="Normal">- Eficienta: containerele utilizeaza caracteristicile de virtualizare la nivelul sistemului de operare, ceea ce le face mai eficiente decat masinile virtuale care necesita un sistem de operare complet pentru a functiona.</text:p>
      <text:p text:style-name="Normal"/>
      <text:p text:style-name="Normal">- Izolare: containerele sunt izolate una de cealalta si de sistemul gazda, ceea ce face mai usor sa se asigure securitatea aplicatiilor si sa se previna interferenta intre aplicatii.</text:p>
      <text:p text:style-name="Normal"/>
      <text:soft-page-break/>
      <text:p text:style-name="Normal">- Rapiditate: containerele permit dezvoltatorilor sa livreze aplicatii mai rapid si mai usor, iar operatorii sa le implementeze si sa le mentina mai eficient.</text:p>
      <text:p text:style-name="Normal"/>
      <text:p text:style-name="Normal">- Scalabilitate: containerele sunt usor scalabile si permit aplicatiilor sa creasca sau sa scada in functie de nevoile utilizatorilor.</text:p>
      <text:p text:style-name="Normal"/>
      <text:p text:style-name="Normal"><text:span text:style-name="T2">Docker</text:span><text:s/></text:p>
      <text:p text:style-name="Normal">Este o platforma open-source de automatizare a implementarii si gestionarii aplicatiilor in containere. Ea este folosita pentru a impacheta aplicatii intr-un mod standardizat si portabil, permitand dezvoltatorilor sa scrie odata codul si sa il implementeze apoi pe orice infrastructura, indiferent de sistemul de operare sau de platforma de cloud.</text:p>
      <text:p text:style-name="Normal"/>
      <text:p text:style-name="Normal">Docker a fost creat in 2013 de catre Solomon Hykes si echipa sa si a devenit rapid o tehnologie populara in comunitatea de dezvoltatori si de operatori. Principiul de baza al Docker consta in utilizarea de containere, care sunt izolate si portabile, pentru a impacheta aplicatii si a le implementa pe orice infrastructura.</text:p>
      <text:p text:style-name="Normal"/>
      <text:p text:style-name="Normal">Docker utilizeaza un format standardizat pentru impachetarea aplicatiilor in containere, numit Docker image. Un Docker image contine toate dependentele necesare pentru a rula o aplicatie, precum si configuratia sistemului de operare si a aplicatiei. Docker image-urile sunt create prin intermediul unor fisiere de configurare numite Dockerfile-uri, care contin instructiuni pentru construirea imaginii.</text:p>
      <text:p text:style-name="Normal"/>
      <text:p text:style-name="Normal">Dupa crearea unui Docker image, el poate fi implementat in orice infrastructura care suporta Docker, indiferent de sistemul de operare sau de platforma de cloud. Docker ofera un set de instrumente pentru gestionarea si implementarea containerelor, inclusiv Docker CLI (interfata de linie de comanda), Docker Compose (pentru gestionarea aplicatiilor cu mai multe containere) si Docker Swarm (pentru scalarea si gestionarea clusterelor de containere).</text:p>
      <text:p text:style-name="Normal"/>
      <text:p text:style-name="Normal">Avantajele utilizarii Docker includ portabilitatea aplicatiilor, izolarea si securitatea, eficienta si scalabilitatea. Prin utilizarea Docker, dezvoltatorii pot livra aplicatii mai rapid si mai eficient, iar operatorii pot implementa si mentine aplicatii mai usor si cu mai putine erori.</text:p>
      <text:p text:style-name="Normal"/>
      <text:p text:style-name="Normal">In concluzie, Docker este o platforma importanta pentru dezvoltarea si implementarea aplicatiilor moderne, oferind o abordare portabila si eficienta pentru gestionarea containerelor.</text:p>
      <text:p text:style-name="Normal"/>
      <text:p text:style-name="Normal"><text:span text:style-name="T3">LXC (Linux Containers)</text:span><text:s/></text:p>
      <text:p text:style-name="Normal">Este o tehnologie open-source pentru virtualizarea sistemului de operare pe baza de Linux. Aceasta tehnologie utilizeaza functionalitatea de izolare a proceselor din cadrul kernel-ului Linux pentru a crea containere izolate (sau containere LXC) in care sa ruleze aplicatii sau servicii.</text:p>
      <text:p text:style-name="Normal"/>
      <text:p text:style-name="Normal">Diferenta principala intre LXC si virtualizarea traditionala consta in faptul ca LXC nu emuleaza un intreg sistem hardware, ci utilizeaza aceeasi instanta de kernel Linux pentru toate containerele. Acest lucru face ca containerele LXC sa fie mai eficiente decat masinile virtuale traditionale, deoarece nu necesita resurse suplimentare pentru a rula un sistem de operare complet.</text:p>
      <text:p text:style-name="Normal"/>
      <text:p text:style-name="Normal">In plus, containerele LXC sunt izolate unul de celalalt si de sistemul gazda, oferind o separare mai buna intre aplicatii si servicii si o mai buna securitate a datelor. Containerele LXC permit, de asemenea, dezvoltatorilor sa impacheteze aplicatii intr-un mod standardizat si portabil, similar cu Docker, dar in acest caz aplicatiile sunt rulate direct pe sistemul de operare gazda, fara a fi impachetate intr-un container.</text:p>
      <text:p text:style-name="Normal"/>
      <text:p text:style-name="Normal">LXC ofera o interfata de linie de comanda pentru crearea, configurarea si gestionarea containerelor LXC, inclusiv pentru setarea de restrictii de resurse precum CPU, RAM sau stocare. LXC este o tehnologie puternica pentru izolarea aplicatiilor si a serviciilor, dar necesita o cunoastere mai avansata a sistemului de operare Linux si a kernel-ului, fata de Docker.</text:p>
      <text:p text:style-name="Normal"/>
      <text:p text:style-name="Normal">In concluzie, LXC este o tehnologie pentru virtualizarea sistemului de operare pe baza de Linux care utilizeaza functionalitatea de izolare a proceselor din cadrul kernel-ului Linux pentru a crea containere izolate. LXC ofera o separare mai buna intre aplicatii si servicii, o mai buna securitate a datelor si o mai mare eficienta decat masinile virtuale traditionale, dar necesita o cunoastere mai avansata a sistemului de operare Linux.</text:p>
      <text:p text:style-name="Normal"/>
      <text:p text:style-name="Title">Concluzie</text:p>
      <text:p text:style-name="Normal"/>
      <text:p text:style-name="Normal">In concluzie, sistemele de containere reprezinta o tehnologie importanta in dezvoltarea si implementarea aplicatiilor moderne. Ele permit dezvoltatorilor sa livreze aplicatii mai rapid si mai eficient, iar operatorii sa le implementeze si sa le mentina mai usor. Folosirea containerelor prezinta mai multe avantaje, cum ar fi portabilitatea, eficienta, izolarea, rapiditatea si scalabilitatea. Pentru a gestiona<text:s/><text:soft-page-break/>containerele, putem utiliza diferite comenzi Docker sau putem utiliza instrumente de orchestrare a containerelor, cum ar fi Kubernetes.</text:p>
      <text:p text:style-name="Normal">Cu toate acestea, folosirea containerelor poate prezenta si unele provocari. Este important sa se ia in considerare nevoile aplicatiei si sa se planifice in mod corespunzator pentru a asigura o implementare si o functionare optime a containerelor. De asemenea, trebuie sa se asigure securitatea aplicatiei si a datelor utilizatorilor, precum si sa se asigure disponibilitatea continua a aplicatiei prin gestionarea automata a replicarii si scalarii containerelor.</text:p>
      <text:p text:style-name="Normal"/>
      <text:p text:style-name="Normal">In final, sistemele de containere au devenit o tehnologie importanta pentru dezvoltarea si implementarea aplicatiilor moderne. Ele ofera o abordare agila si portabila pentru dezvoltarea si implementarea aplicatiilor, permitand organizatiilor sa livreze mai rapid si mai eficient aplicatii la utilizatori. Cu toate acestea, este important sa se ia in considerare provocarile si sa se planifice corespunzator pentru a asigura o implementare si o functionare optime a containerelor.</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raghiceanu, Patrick Cristian</meta:initial-creator>
    <dc:creator>Draghiceanu, Patrick Cristian</dc:creator>
    <meta:creation-date>2023-05-07T07:03:00Z</meta:creation-date>
    <dc:date>2023-05-07T07:25:00Z</dc:date>
    <meta:template xlink:href="Normal.dotm" xlink:type="simple"/>
    <meta:editing-cycles>2</meta:editing-cycles>
    <meta:editing-duration>PT600S</meta:editing-duration>
    <meta:document-statistic meta:page-count="5" meta:paragraph-count="19" meta:word-count="1429" meta:character-count="9560" meta:row-count="67" meta:non-whitespace-character-count="8150"/>
  </office:meta>
</office:document-meta>
</file>